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4.685cm" fo:break-before="auto" style:use-optimal-row-height="true"/>
    </style:style>
    <style:style style:name="ro27" style:family="table-row">
      <style:table-row-properties style:row-height="2.316cm" fo:break-before="auto" style:use-optimal-row-height="false"/>
    </style:style>
    <style:style style:name="ro28" style:family="table-row">
      <style:table-row-properties style:row-height="5.528cm" fo:break-before="auto" style:use-optimal-row-height="true"/>
    </style:style>
    <style:style style:name="ro29" style:family="table-row">
      <style:table-row-properties style:row-height="0.894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List</text:span></text:p>
            <text:p><text:span text:style-name="T2">Based on document 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3"/>
        <table:table-column table:style-name="co10" table:default-cell-style-name="ce136"/>
        <table:table-column table:style-name="co10" table:default-cell-style-name="ce136"/>
        <table:table-column table:style-name="co10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0">
            <text:p>0</text:p>
          </table:table-cell>
          <table:table-cell table:style-name="ce134" table:formula="oooc:=COUNTIF([.L$7:.L$1038];[.$K1])" office:value-type="float" office:value="0">
            <text:p>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1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>
            <text:p>Tester</text:p>
          </table:table-cell>
          <table:table-cell table:style-name="ce111">
            <text:p>IE7</text:p>
          </table:table-cell>
          <table:table-cell table:style-name="ce111">
            <text:p>FireFox3.5</text:p>
          </table:table-cell>
          <table:table-cell table:style-name="ce111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1.00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1.00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0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number-columns-repeated="6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fields required</text:span></text:p>
            <text:p><text:span text:style-name="T4">- Select Access/Edit 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6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4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2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6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1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Group/Administration/Pages 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0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  <table:table-column table:style-name="co10" table:default-cell-style-name="ce138"/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2-27T17:52:49</dc:date>
    <dc:language>en-US</dc:language>
    <meta:editing-cycles>785</meta:editing-cycles>
    <meta:editing-duration>P11DT14H29M9S</meta:editing-duration>
    <meta:user-defined meta:name="Info 1"/>
    <meta:user-defined meta:name="Info 2"/>
    <meta:user-defined meta:name="Info 3"/>
    <meta:user-defined meta:name="Info 4"/>
    <meta:document-statistic meta:table-count="4" meta:cell-count="1241" meta:object-count="5"/>
  </office:meta>
</office:document-meta>
</file>